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Impact" svg:font-family="Impact" style:font-family-generic="swiss"/>
    <style:font-face style:name="Verdana" svg:font-family="Verdana" style:font-family-generic="swiss"/>
    <style:font-face style:name="Literation Mono Powerline" svg:font-family="'Literation Mono Powerline'"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Times new Roman" fo:font-size="13pt" fo:language="en" fo:country="US" style:text-underline-style="solid" style:text-underline-width="auto" style:text-underline-color="font-color" fo:font-weight="normal" officeooo:rsid="001b451a" officeooo:paragraph-rsid="001b451a" style:font-size-asian="13pt" style:font-weight-asian="normal" style:font-size-complex="13pt" style:font-weight-complex="normal"/>
    </style:style>
    <style:style style:name="P2" style:family="paragraph" style:parent-style-name="Standard">
      <style:text-properties style:font-name="Times new Roman" fo:font-size="13pt" fo:language="en" fo:country="US" style:text-underline-style="solid" style:text-underline-width="auto" style:text-underline-color="font-color" fo:font-weight="normal" officeooo:rsid="001d5c2e" officeooo:paragraph-rsid="001d5c2e" style:font-size-asian="13pt" style:font-weight-asian="normal" style:font-size-complex="13pt" style:font-weight-complex="normal"/>
    </style:style>
    <style:style style:name="P3" style:family="paragraph" style:parent-style-name="Standard">
      <style:text-properties style:font-name="Times new Roman" fo:font-size="13pt" fo:language="en" fo:country="US" style:text-underline-style="solid" style:text-underline-width="auto" style:text-underline-color="font-color" fo:font-weight="normal" officeooo:rsid="0021d1a5" officeooo:paragraph-rsid="0021d1a5" style:font-size-asian="13pt" style:font-weight-asian="normal" style:font-size-complex="13pt" style:font-weight-complex="normal"/>
    </style:style>
    <style:style style:name="P4" style:family="paragraph" style:parent-style-name="Standard">
      <style:text-properties style:font-name="Times new Roman" fo:font-size="13pt" fo:language="en" fo:country="US" style:text-underline-style="solid" style:text-underline-width="auto" style:text-underline-color="font-color" fo:font-weight="normal" officeooo:rsid="0022aaac" officeooo:paragraph-rsid="0022aaac" style:font-size-asian="13pt" style:font-weight-asian="normal" style:font-size-complex="13pt" style:font-weight-complex="normal"/>
    </style:style>
    <style:style style:name="P5" style:family="paragraph" style:parent-style-name="Standard">
      <style:text-properties fo:language="en" fo:country="US" officeooo:rsid="001b451a" officeooo:paragraph-rsid="001b451a"/>
    </style:style>
    <style:style style:name="P6" style:family="paragraph" style:parent-style-name="Standard">
      <style:text-properties fo:language="en" fo:country="US" officeooo:rsid="00257883" officeooo:paragraph-rsid="00257883"/>
    </style:style>
    <style:style style:name="P7" style:family="paragraph" style:parent-style-name="Standard">
      <style:text-properties fo:language="en" fo:country="US" officeooo:rsid="001d5c2e" officeooo:paragraph-rsid="001d5c2e"/>
    </style:style>
    <style:style style:name="T1" style:family="text">
      <style:text-properties officeooo:rsid="001d350b"/>
    </style:style>
    <style:style style:name="T2" style:family="text">
      <style:text-properties style:font-name="Times new Roman"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3" style:family="text">
      <style:text-properties style:font-name="Times new Roman"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4" style:family="text">
      <style:text-properties style:font-name="Times new Roman"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5" style:family="text">
      <style:text-properties fo:font-size="12pt" style:text-underline-style="none" style:font-size-asian="10.5pt" style:font-size-complex="12pt"/>
    </style:style>
    <style:style style:name="T6" style:family="text">
      <style:text-properties officeooo:rsid="002718db"/>
    </style:style>
    <style:style style:name="T7" style:family="text">
      <style:text-properties officeooo:rsid="00271d37"/>
    </style:style>
    <style:style style:name="T8" style:family="text">
      <style:text-properties officeooo:rsid="0028e732"/>
    </style:style>
    <style:style style:name="T9" style:family="text">
      <style:text-properties officeooo:rsid="002b45ed"/>
    </style:style>
    <style:style style:name="T10" style:family="text">
      <style:text-properties officeooo:rsid="0031f9ac"/>
    </style:style>
    <style:style style:name="T11" style:family="text">
      <style:text-properties officeooo:rsid="0032a812"/>
    </style:style>
    <style:style style:name="T12" style:family="text">
      <style:text-properties officeooo:rsid="003833d5"/>
    </style:style>
    <style:style style:name="T13" style:family="text">
      <style:text-properties officeooo:rsid="003add73"/>
    </style:style>
    <style:style style:name="T14" style:family="text">
      <style:text-properties officeooo:rsid="004861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Q1.<text:span text:style-name="T1">1 :</text:span> <text:span text:style-name="T8">Compare the vmlinux binaries in incremental mode and basic mode</text:span></text:p>
      <text:p text:style-name="P5"/>
      <text:p text:style-name="P6"><text:tab/>In order to make a comparison between <text:span text:style-name="T11">incremental</text:span> compilations and basics compilations, <text:span text:style-name="T7">we</text:span> use bloat-o-meter (linux-4.13.3/scripts/bloat-o-meter/<text:span text:style-name="T6">). It will compare two vmlinux binary and return the percentage of differences that we are going to use. Those comparisons makes sense when we can make an average of them. That is why about a hundred of pairs of compilations were done, by applying the script bloat-o-meter and some additional process on it, the result was about an average of 1% of differences.</text:span></text:p>
      <text:p text:style-name="P6"/>
      <text:p text:style-name="P6"><text:tab/><text:span text:style-name="T12">Most of differences are about 0.00% or 0.01%, but on one hundred, there was a 60%, a 40 and a 21%. On those particular cases some tests are necessary to determine what causes such a difference.</text:span></text:p>
      <text:p text:style-name="P6"><text:tab/><text:span text:style-name="T13">Comparison was made with a normal incremental compilation, the .config file used is retrieved and re-used in a fresh new Docker container and we run a new compilation on it. The kernel “vmlinux” resulting from each incremental and basic compilations is thus compared by giving them to bloat-o-meter.</text:span></text:p>
      <text:p text:style-name="P6"/>
      <text:p text:style-name="P6"><text:tab/><text:span text:style-name="T14">If we do not take in consideration the fact that there are few irregularity in a hundred. We can consider that incremental and basic compilations gives the same kernel excepted a small amount of Bytes. This result is temporary as long as the irregularities are not explained.</text:span></text:p>
      <text:p text:style-name="P5"/>
      <text:p text:style-name="P2">RQ1.2 : <text:span text:style-name="T9">Is the incremental compilation faster than the basic one? If yes, on close configs ?</text:span></text:p>
      <text:p text:style-name="P7"><text:tab/></text:p>
      <text:p text:style-name="P7"><text:tab/><text:span text:style-name="T2">RQ1.2.1 : </text:span><text:span text:style-name="T3">With generals .configs.</text:span></text:p>
      <text:p text:style-name="P7"/>
      <text:p text:style-name="P7"><text:tab/><text:span text:style-name="T2">RQ1.2.2 : </text:span><text:span text:style-name="T4">With close .configs</text:span><text:span text:style-name="T2">.</text:span></text:p>
      <text:p text:style-name="P7"/>
      <text:p text:style-name="P3">RQ2 : <text:span text:style-name="T10">Is there a link between the size of binaries and its compressed ? Can we predict the size of compressed compared to the binary ?</text:span></text:p>
      <text:p text:style-name="P3"><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Impact" svg:font-family="Impact" style:font-family-generic="swiss"/>
    <style:font-face style:name="Verdana" svg:font-family="Verdana" style:font-family-generic="swiss"/>
    <style:font-face style:name="Literation Mono Powerline" svg:font-family="'Literation Mono Powerline'"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5:14.970312575</meta:creation-date>
    <dc:date>2018-06-20T11:09:07.188735418</dc:date>
    <meta:editing-duration>PT1H53M18S</meta:editing-duration>
    <meta:editing-cycles>48</meta:editing-cycles>
    <meta:generator>LibreOffice/6.0.4.2$Linux_X86_64 LibreOffice_project/00$Build-2</meta:generator>
    <meta:document-statistic meta:table-count="0" meta:image-count="0" meta:object-count="0" meta:page-count="1" meta:paragraph-count="10" meta:word-count="276" meta:character-count="1640" meta:non-whitespace-character-count="1366"/>
  </office:meta>
</office:document-meta>
</file>